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table:number-columns-repeated="2"/>
          <table:table-cell table:style-name="ce1" office:value-type="string">
            <text:p>high jump</text:p>
          </table:table-cell>
          <table:table-cell table:style-name="ce1" office:value-type="string">
            <text:p>short jump</text:p>
          </table:table-cell>
          <table:table-cell table:style-name="ce1"/>
        </table:table-row>
        <table:table-row table:style-name="ro1">
          <table:table-cell office:value-type="float" office:value="0">
            <text:p>0</text:p>
          </table:table-cell>
          <table:table-cell table:formula="of:=SIN([.A2]*PI()/180)" office:value-type="float" office:value="0">
            <text:p>0</text:p>
          </table:table-cell>
          <table:table-cell office:value-type="string">
            <text:p>!byte</text:p>
          </table:table-cell>
          <table:table-cell table:style-name="ce1" table:formula="of:=[.B2]*56" office:value-type="float" office:value="0">
            <text:p>0</text:p>
          </table:table-cell>
          <table:table-cell office:value-type="string">
            <text:p>!byte</text:p>
          </table:table-cell>
          <table:table-cell table:style-name="ce1" table:formula="of:=SIN([.A1]*1.5*PI()/180)*48" office:value-type="float" office:value="0">
            <text:p>0</text:p>
          </table:table-cell>
        </table:table-row>
        <table:table-row table:style-name="ro1">
          <table:table-cell table:formula="of:=[.A2]+5" office:value-type="float" office:value="5">
            <text:p>5</text:p>
          </table:table-cell>
          <table:table-cell table:formula="of:=SIN([.A3]*PI()/180)" office:value-type="float" office:value="0.0871557427476582">
            <text:p>0,09</text:p>
          </table:table-cell>
          <table:table-cell office:value-type="string">
            <text:p>!byte</text:p>
          </table:table-cell>
          <table:table-cell table:style-name="ce1" table:formula="of:=[.B3]*56" office:value-type="float" office:value="4.88072159386886">
            <text:p>5</text:p>
          </table:table-cell>
          <table:table-cell office:value-type="string">
            <text:p>!byte</text:p>
          </table:table-cell>
          <table:table-cell table:style-name="ce1" table:formula="of:=SIN([.A2]*1.5*PI()/180)*48" office:value-type="float" office:value="0">
            <text:p>0</text:p>
          </table:table-cell>
        </table:table-row>
        <table:table-row table:style-name="ro1">
          <table:table-cell table:formula="of:=[.A3]+5" office:value-type="float" office:value="10">
            <text:p>10</text:p>
          </table:table-cell>
          <table:table-cell table:formula="of:=SIN([.A4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style-name="ce1" table:formula="of:=[.B4]*56" office:value-type="float" office:value="9.7242979493481">
            <text:p>10</text:p>
          </table:table-cell>
          <table:table-cell office:value-type="string">
            <text:p>!byte</text:p>
          </table:table-cell>
          <table:table-cell table:style-name="ce1" table:formula="of:=SIN([.A3]*1.5*PI()/180)*48" office:value-type="float" office:value="6.26525722656248">
            <text:p>6</text:p>
          </table:table-cell>
        </table:table-row>
        <table:table-row table:style-name="ro1">
          <table:table-cell table:formula="of:=[.A4]+5" office:value-type="float" office:value="15">
            <text:p>15</text:p>
          </table:table-cell>
          <table:table-cell table:formula="of:=SIN([.A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style-name="ce1" table:formula="of:=[.B5]*56" office:value-type="float" office:value="14.4938665257412">
            <text:p>14</text:p>
          </table:table-cell>
          <table:table-cell office:value-type="string">
            <text:p>!byte</text:p>
          </table:table-cell>
          <table:table-cell table:style-name="ce1" table:formula="of:=SIN([.A4]*1.5*PI()/180)*48" office:value-type="float" office:value="12.423314164921">
            <text:p>12</text:p>
          </table:table-cell>
        </table:table-row>
        <table:table-row table:style-name="ro1">
          <table:table-cell table:formula="of:=[.A5]+5" office:value-type="float" office:value="20">
            <text:p>20</text:p>
          </table:table-cell>
          <table:table-cell table:formula="of:=SIN([.A6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style-name="ce1" table:formula="of:=[.B6]*56" office:value-type="float" office:value="19.1531280262374">
            <text:p>19</text:p>
          </table:table-cell>
          <table:table-cell office:value-type="string">
            <text:p>!byte</text:p>
          </table:table-cell>
          <table:table-cell table:style-name="ce1" table:formula="of:=SIN([.A5]*1.5*PI()/180)*48" office:value-type="float" office:value="18.3688047535243">
            <text:p>18</text:p>
          </table:table-cell>
        </table:table-row>
        <table:table-row table:style-name="ro1">
          <table:table-cell table:formula="of:=[.A6]+5" office:value-type="float" office:value="25">
            <text:p>25</text:p>
          </table:table-cell>
          <table:table-cell table:formula="of:=SIN([.A7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style-name="ce1" table:formula="of:=[.B7]*56" office:value-type="float" office:value="23.6666226574792">
            <text:p>24</text:p>
          </table:table-cell>
          <table:table-cell office:value-type="string">
            <text:p>!byte</text:p>
          </table:table-cell>
          <table:table-cell table:style-name="ce1" table:formula="of:=SIN([.A6]*1.5*PI()/180)*48" office:value-type="float" office:value="24">
            <text:p>24</text:p>
          </table:table-cell>
        </table:table-row>
        <table:table-row table:style-name="ro1">
          <table:table-cell table:formula="of:=[.A7]+5" office:value-type="float" office:value="30">
            <text:p>30</text:p>
          </table:table-cell>
          <table:table-cell table:formula="of:=SIN([.A8]*PI()/180)" office:value-type="float" office:value="0.5">
            <text:p>0,5</text:p>
          </table:table-cell>
          <table:table-cell office:value-type="string">
            <text:p>!byte</text:p>
          </table:table-cell>
          <table:table-cell table:style-name="ce1" table:formula="of:=[.B8]*56" office:value-type="float" office:value="28">
            <text:p>28</text:p>
          </table:table-cell>
          <table:table-cell office:value-type="string">
            <text:p>!byte</text:p>
          </table:table-cell>
          <table:table-cell table:style-name="ce1" table:formula="of:=SIN([.A7]*1.5*PI()/180)*48" office:value-type="float" office:value="29.2205485924186">
            <text:p>29</text:p>
          </table:table-cell>
        </table:table-row>
        <table:table-row table:style-name="ro1">
          <table:table-cell table:formula="of:=[.A8]+5" office:value-type="float" office:value="35">
            <text:p>35</text:p>
          </table:table-cell>
          <table:table-cell table:formula="of:=SIN([.A9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style-name="ce1" table:formula="of:=[.B9]*56" office:value-type="float" office:value="32.1202804356586">
            <text:p>32</text:p>
          </table:table-cell>
          <table:table-cell office:value-type="string">
            <text:p>!byte</text:p>
          </table:table-cell>
          <table:table-cell table:style-name="ce1" table:formula="of:=SIN([.A8]*1.5*PI()/180)*48" office:value-type="float" office:value="33.9411254969543">
            <text:p>34</text:p>
          </table:table-cell>
        </table:table-row>
        <table:table-row table:style-name="ro1">
          <table:table-cell table:formula="of:=[.A9]+5" office:value-type="float" office:value="40">
            <text:p>40</text:p>
          </table:table-cell>
          <table:table-cell table:formula="of:=SIN([.A1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style-name="ce1" table:formula="of:=[.B10]*56" office:value-type="float" office:value="35.9961061424462">
            <text:p>36</text:p>
          </table:table-cell>
          <table:table-cell office:value-type="string">
            <text:p>!byte</text:p>
          </table:table-cell>
          <table:table-cell table:style-name="ce1" table:formula="of:=SIN([.A9]*1.5*PI()/180)*48" office:value-type="float" office:value="38.0809603339793">
            <text:p>38</text:p>
          </table:table-cell>
        </table:table-row>
        <table:table-row table:style-name="ro1">
          <table:table-cell table:formula="of:=[.A10]+5" office:value-type="float" office:value="45">
            <text:p>45</text:p>
          </table:table-cell>
          <table:table-cell table:formula="of:=SIN([.A11]*PI()/180)" office:value-type="float" office:value="0.707106781186547">
            <text:p>0,71</text:p>
          </table:table-cell>
          <table:table-cell office:value-type="string">
            <text:p>!byte</text:p>
          </table:table-cell>
          <table:table-cell table:style-name="ce1" table:formula="of:=[.B11]*56" office:value-type="float" office:value="39.5979797464467">
            <text:p>40</text:p>
          </table:table-cell>
          <table:table-cell office:value-type="string">
            <text:p>!byte</text:p>
          </table:table-cell>
          <table:table-cell table:style-name="ce1" table:formula="of:=SIN([.A10]*1.5*PI()/180)*48" office:value-type="float" office:value="41.5692193816531">
            <text:p>42</text:p>
          </table:table-cell>
        </table:table-row>
        <table:table-row table:style-name="ro1">
          <table:table-cell table:formula="of:=[.A11]+5" office:value-type="float" office:value="50">
            <text:p>50</text:p>
          </table:table-cell>
          <table:table-cell table:formula="of:=SIN([.A12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style-name="ce1" table:formula="of:=[.B12]*56" office:value-type="float" office:value="42.8984888146628">
            <text:p>43</text:p>
          </table:table-cell>
          <table:table-cell office:value-type="string">
            <text:p>!byte</text:p>
          </table:table-cell>
          <table:table-cell table:style-name="ce1" table:formula="of:=SIN([.A11]*1.5*PI()/180)*48" office:value-type="float" office:value="44.3462175605418">
            <text:p>44</text:p>
          </table:table-cell>
        </table:table-row>
        <table:table-row table:style-name="ro1">
          <table:table-cell table:formula="of:=[.A12]+5" office:value-type="float" office:value="55">
            <text:p>55</text:p>
          </table:table-cell>
          <table:table-cell table:formula="of:=SIN([.A13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style-name="ce1" table:formula="of:=[.B13]*56" office:value-type="float" office:value="45.8725144801835">
            <text:p>46</text:p>
          </table:table-cell>
          <table:table-cell office:value-type="string">
            <text:p>!byte</text:p>
          </table:table-cell>
          <table:table-cell table:style-name="ce1" table:formula="of:=SIN([.A12]*1.5*PI()/180)*48" office:value-type="float" office:value="46.3644396618753">
            <text:p>46</text:p>
          </table:table-cell>
        </table:table-row>
        <table:table-row table:style-name="ro1">
          <table:table-cell table:formula="of:=[.A13]+5" office:value-type="float" office:value="60">
            <text:p>60</text:p>
          </table:table-cell>
          <table:table-cell table:formula="of:=SIN([.A14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style-name="ce1" table:formula="of:=[.B14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style-name="ce1" table:formula="of:=SIN([.A13]*1.5*PI()/180)*48" office:value-type="float" office:value="47.5893533459429">
            <text:p>48</text:p>
          </table:table-cell>
        </table:table-row>
        <table:table-row table:style-name="ro1">
          <table:table-cell table:formula="of:=[.A14]+5" office:value-type="float" office:value="65">
            <text:p>65</text:p>
          </table:table-cell>
          <table:table-cell table:formula="of:=SIN([.A1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style-name="ce1" table:formula="of:=[.B1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style-name="ce1" table:formula="of:=SIN([.A14]*1.5*PI()/180)*48" office:value-type="float" office:value="48">
            <text:p>48</text:p>
          </table:table-cell>
        </table:table-row>
        <table:table-row table:style-name="ro1">
          <table:table-cell table:formula="of:=[.A15]+5" office:value-type="float" office:value="70">
            <text:p>70</text:p>
          </table:table-cell>
          <table:table-cell table:formula="of:=SIN([.A16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style-name="ce1" table:formula="of:=[.B16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style-name="ce1" table:formula="of:=SIN([.A15]*1.5*PI()/180)*48" office:value-type="float" office:value="47.5893533459429">
            <text:p>48</text:p>
          </table:table-cell>
        </table:table-row>
        <table:table-row table:style-name="ro1">
          <table:table-cell table:formula="of:=[.A16]+5" office:value-type="float" office:value="75">
            <text:p>75</text:p>
          </table:table-cell>
          <table:table-cell table:formula="of:=SIN([.A17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style-name="ce1" table:formula="of:=[.B17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style-name="ce1" table:formula="of:=SIN([.A16]*1.5*PI()/180)*48" office:value-type="float" office:value="46.3644396618753">
            <text:p>46</text:p>
          </table:table-cell>
        </table:table-row>
        <table:table-row table:style-name="ro1">
          <table:table-cell table:formula="of:=[.A17]+5" office:value-type="float" office:value="80">
            <text:p>80</text:p>
          </table:table-cell>
          <table:table-cell table:formula="of:=SIN([.A18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style-name="ce1" table:formula="of:=[.B18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style-name="ce1" table:formula="of:=SIN([.A17]*1.5*PI()/180)*48" office:value-type="float" office:value="44.3462175605418">
            <text:p>44</text:p>
          </table:table-cell>
        </table:table-row>
        <table:table-row table:style-name="ro1">
          <table:table-cell table:formula="of:=[.A18]+5" office:value-type="float" office:value="85">
            <text:p>85</text:p>
          </table:table-cell>
          <table:table-cell table:formula="of:=SIN([.A19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style-name="ce1" table:formula="of:=[.B19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style-name="ce1" table:formula="of:=SIN([.A18]*1.5*PI()/180)*48" office:value-type="float" office:value="41.5692193816531">
            <text:p>42</text:p>
          </table:table-cell>
        </table:table-row>
        <table:table-row table:style-name="ro1">
          <table:table-cell table:formula="of:=[.A19]+5" office:value-type="float" office:value="90">
            <text:p>90</text:p>
          </table:table-cell>
          <table:table-cell table:formula="of:=SIN([.A20]*PI()/180)" office:value-type="float" office:value="1">
            <text:p>1</text:p>
          </table:table-cell>
          <table:table-cell office:value-type="string">
            <text:p>!byte</text:p>
          </table:table-cell>
          <table:table-cell table:style-name="ce1" table:formula="of:=[.B20]*56" office:value-type="float" office:value="56">
            <text:p>56</text:p>
          </table:table-cell>
          <table:table-cell office:value-type="string">
            <text:p>!byte</text:p>
          </table:table-cell>
          <table:table-cell table:style-name="ce1" table:formula="of:=SIN([.A19]*1.5*PI()/180)*48" office:value-type="float" office:value="38.0809603339793">
            <text:p>38</text:p>
          </table:table-cell>
        </table:table-row>
        <table:table-row table:style-name="ro1">
          <table:table-cell table:formula="of:=[.A20]+5" office:value-type="float" office:value="95">
            <text:p>95</text:p>
          </table:table-cell>
          <table:table-cell table:formula="of:=SIN([.A21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style-name="ce1" table:formula="of:=[.B21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style-name="ce1" table:formula="of:=SIN([.A20]*1.5*PI()/180)*48" office:value-type="float" office:value="33.9411254969543">
            <text:p>34</text:p>
          </table:table-cell>
        </table:table-row>
        <table:table-row table:style-name="ro1">
          <table:table-cell table:formula="of:=[.A21]+5" office:value-type="float" office:value="100">
            <text:p>100</text:p>
          </table:table-cell>
          <table:table-cell table:formula="of:=SIN([.A22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style-name="ce1" table:formula="of:=[.B22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style-name="ce1" table:formula="of:=SIN([.A21]*1.5*PI()/180)*48" office:value-type="float" office:value="29.2205485924186">
            <text:p>29</text:p>
          </table:table-cell>
        </table:table-row>
        <table:table-row table:style-name="ro1">
          <table:table-cell table:formula="of:=[.A22]+5" office:value-type="float" office:value="105">
            <text:p>105</text:p>
          </table:table-cell>
          <table:table-cell table:formula="of:=SIN([.A23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style-name="ce1" table:formula="of:=[.B23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style-name="ce1" table:formula="of:=SIN([.A22]*1.5*PI()/180)*48" office:value-type="float" office:value="24">
            <text:p>24</text:p>
          </table:table-cell>
        </table:table-row>
        <table:table-row table:style-name="ro1">
          <table:table-cell table:formula="of:=[.A23]+5" office:value-type="float" office:value="110">
            <text:p>110</text:p>
          </table:table-cell>
          <table:table-cell table:formula="of:=SIN([.A24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style-name="ce1" table:formula="of:=[.B24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style-name="ce1" table:formula="of:=SIN([.A23]*1.5*PI()/180)*48" office:value-type="float" office:value="18.3688047535243">
            <text:p>18</text:p>
          </table:table-cell>
        </table:table-row>
        <table:table-row table:style-name="ro1">
          <table:table-cell table:formula="of:=[.A24]+5" office:value-type="float" office:value="115">
            <text:p>115</text:p>
          </table:table-cell>
          <table:table-cell table:formula="of:=SIN([.A2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style-name="ce1" table:formula="of:=[.B2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style-name="ce1" table:formula="of:=SIN([.A24]*1.5*PI()/180)*48" office:value-type="float" office:value="12.423314164921">
            <text:p>12</text:p>
          </table:table-cell>
        </table:table-row>
        <table:table-row table:style-name="ro1">
          <table:table-cell table:formula="of:=[.A25]+5" office:value-type="float" office:value="120">
            <text:p>120</text:p>
          </table:table-cell>
          <table:table-cell table:formula="of:=SIN([.A26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style-name="ce1" table:formula="of:=[.B26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style-name="ce1" table:formula="of:=SIN([.A25]*1.5*PI()/180)*48" office:value-type="float" office:value="6.26525722656248">
            <text:p>6</text:p>
          </table:table-cell>
        </table:table-row>
        <table:table-row table:style-name="ro1">
          <table:table-cell table:formula="of:=[.A26]+5" office:value-type="float" office:value="125">
            <text:p>125</text:p>
          </table:table-cell>
          <table:table-cell table:formula="of:=SIN([.A27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style-name="ce1" table:formula="of:=[.B27]*56" office:value-type="float" office:value="45.8725144801836">
            <text:p>46</text:p>
          </table:table-cell>
          <table:table-cell office:value-type="string">
            <text:p>!byte</text:p>
          </table:table-cell>
          <table:table-cell table:style-name="ce1" office:value-type="string">
            <text:p>$ff</text:p>
          </table:table-cell>
        </table:table-row>
        <table:table-row table:style-name="ro1">
          <table:table-cell table:formula="of:=[.A27]+5" office:value-type="float" office:value="130">
            <text:p>130</text:p>
          </table:table-cell>
          <table:table-cell table:formula="of:=SIN([.A28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style-name="ce1" table:formula="of:=[.B28]*56" office:value-type="float" office:value="42.8984888146628">
            <text:p>43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28]+5" office:value-type="float" office:value="135">
            <text:p>135</text:p>
          </table:table-cell>
          <table:table-cell table:formula="of:=SIN([.A29]*PI()/180)" office:value-type="float" office:value="0.707106781186548">
            <text:p>0,71</text:p>
          </table:table-cell>
          <table:table-cell office:value-type="string">
            <text:p>!byte</text:p>
          </table:table-cell>
          <table:table-cell table:style-name="ce1" table:formula="of:=[.B29]*56" office:value-type="float" office:value="39.5979797464467">
            <text:p>40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29]+5" office:value-type="float" office:value="140">
            <text:p>140</text:p>
          </table:table-cell>
          <table:table-cell table:formula="of:=SIN([.A3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style-name="ce1" table:formula="of:=[.B30]*56" office:value-type="float" office:value="35.9961061424462">
            <text:p>36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0]+5" office:value-type="float" office:value="145">
            <text:p>145</text:p>
          </table:table-cell>
          <table:table-cell table:formula="of:=SIN([.A31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style-name="ce1" table:formula="of:=[.B31]*56" office:value-type="float" office:value="32.1202804356586">
            <text:p>32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1]+5" office:value-type="float" office:value="150">
            <text:p>150</text:p>
          </table:table-cell>
          <table:table-cell table:formula="of:=SIN([.A32]*PI()/180)" office:value-type="float" office:value="0.5">
            <text:p>0,5</text:p>
          </table:table-cell>
          <table:table-cell office:value-type="string">
            <text:p>!byte</text:p>
          </table:table-cell>
          <table:table-cell table:style-name="ce1" table:formula="of:=[.B32]*56" office:value-type="float" office:value="28">
            <text:p>28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2]+5" office:value-type="float" office:value="155">
            <text:p>155</text:p>
          </table:table-cell>
          <table:table-cell table:formula="of:=SIN([.A33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style-name="ce1" table:formula="of:=[.B33]*56" office:value-type="float" office:value="23.6666226574792">
            <text:p>24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3]+5" office:value-type="float" office:value="160">
            <text:p>160</text:p>
          </table:table-cell>
          <table:table-cell table:formula="of:=SIN([.A34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style-name="ce1" table:formula="of:=[.B34]*56" office:value-type="float" office:value="19.1531280262375">
            <text:p>19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4]+5" office:value-type="float" office:value="165">
            <text:p>165</text:p>
          </table:table-cell>
          <table:table-cell table:formula="of:=SIN([.A3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style-name="ce1" table:formula="of:=[.B35]*56" office:value-type="float" office:value="14.4938665257412">
            <text:p>14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5]+5" office:value-type="float" office:value="170">
            <text:p>170</text:p>
          </table:table-cell>
          <table:table-cell table:formula="of:=SIN([.A36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style-name="ce1" table:formula="of:=[.B36]*56" office:value-type="float" office:value="9.7242979493481">
            <text:p>10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6]+5" office:value-type="float" office:value="175">
            <text:p>175</text:p>
          </table:table-cell>
          <table:table-cell table:formula="of:=SIN([.A37]*PI()/180)" office:value-type="float" office:value="0.0871557427476586">
            <text:p>0,09</text:p>
          </table:table-cell>
          <table:table-cell office:value-type="string">
            <text:p>!byte</text:p>
          </table:table-cell>
          <table:table-cell table:style-name="ce1" table:formula="of:=[.B37]*56" office:value-type="float" office:value="4.88072159386888">
            <text:p>5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7]+5" office:value-type="float" office:value="180">
            <text:p>180</text:p>
          </table:table-cell>
          <table:table-cell table:formula="of:=SIN([.A38]*PI()/180)" office:value-type="float" office:value="1.22464679914735E-016">
            <text:p>0</text:p>
          </table:table-cell>
          <table:table-cell office:value-type="string">
            <text:p>!byte</text:p>
          </table:table-cell>
          <table:table-cell table:style-name="ce1" table:formula="of:=[.B38]*56" office:value-type="float" office:value="6.85802207522518E-015">
            <text:p>0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8]+5" office:value-type="float" office:value="185">
            <text:p>185</text:p>
          </table:table-cell>
          <table:table-cell table:formula="of:=SIN([.A39]*PI()/180)" office:value-type="float" office:value="-0.0871557427476579">
            <text:p>-0,09</text:p>
          </table:table-cell>
          <table:table-cell office:value-type="string">
            <text:p>!byte</text:p>
          </table:table-cell>
          <table:table-cell table:style-name="ce1" table:formula="of:=[.B39]*56" office:value-type="float" office:value="-4.88072159386885">
            <text:p>-5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39]+5" office:value-type="float" office:value="190">
            <text:p>190</text:p>
          </table:table-cell>
          <table:table-cell table:formula="of:=SIN([.A40]*PI()/180)" office:value-type="float" office:value="-0.17364817766693">
            <text:p>-0,17</text:p>
          </table:table-cell>
          <table:table-cell office:value-type="string">
            <text:p>!byte</text:p>
          </table:table-cell>
          <table:table-cell table:style-name="ce1" table:formula="of:=[.B40]*56" office:value-type="float" office:value="-9.72429794934811">
            <text:p>-10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0]+5" office:value-type="float" office:value="195">
            <text:p>195</text:p>
          </table:table-cell>
          <table:table-cell table:formula="of:=SIN([.A41]*PI()/180)" office:value-type="float" office:value="-0.25881904510252">
            <text:p>-0,26</text:p>
          </table:table-cell>
          <table:table-cell office:value-type="string">
            <text:p>!byte</text:p>
          </table:table-cell>
          <table:table-cell table:style-name="ce1" table:formula="of:=[.B41]*56" office:value-type="float" office:value="-14.4938665257411">
            <text:p>-14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1]+5" office:value-type="float" office:value="200">
            <text:p>200</text:p>
          </table:table-cell>
          <table:table-cell table:formula="of:=SIN([.A42]*PI()/180)" office:value-type="float" office:value="-0.342020143325669">
            <text:p>-0,34</text:p>
          </table:table-cell>
          <table:table-cell office:value-type="string">
            <text:p>!byte</text:p>
          </table:table-cell>
          <table:table-cell table:style-name="ce1" table:formula="of:=[.B42]*56" office:value-type="float" office:value="-19.1531280262374">
            <text:p>-19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2]+5" office:value-type="float" office:value="205">
            <text:p>205</text:p>
          </table:table-cell>
          <table:table-cell table:formula="of:=SIN([.A43]*PI()/180)" office:value-type="float" office:value="-0.422618261740699">
            <text:p>-0,42</text:p>
          </table:table-cell>
          <table:table-cell office:value-type="string">
            <text:p>!byte</text:p>
          </table:table-cell>
          <table:table-cell table:style-name="ce1" table:formula="of:=[.B43]*56" office:value-type="float" office:value="-23.6666226574792">
            <text:p>-24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3]+5" office:value-type="float" office:value="210">
            <text:p>210</text:p>
          </table:table-cell>
          <table:table-cell table:formula="of:=SIN([.A44]*PI()/180)" office:value-type="float" office:value="-0.5">
            <text:p>-0,5</text:p>
          </table:table-cell>
          <table:table-cell office:value-type="string">
            <text:p>!byte</text:p>
          </table:table-cell>
          <table:table-cell table:style-name="ce1" table:formula="of:=[.B44]*56" office:value-type="float" office:value="-28">
            <text:p>-28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4]+5" office:value-type="float" office:value="215">
            <text:p>215</text:p>
          </table:table-cell>
          <table:table-cell table:formula="of:=SIN([.A45]*PI()/180)" office:value-type="float" office:value="-0.573576436351046">
            <text:p>-0,57</text:p>
          </table:table-cell>
          <table:table-cell office:value-type="string">
            <text:p>!byte</text:p>
          </table:table-cell>
          <table:table-cell table:style-name="ce1" table:formula="of:=[.B45]*56" office:value-type="float" office:value="-32.1202804356586">
            <text:p>-32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5]+5" office:value-type="float" office:value="220">
            <text:p>220</text:p>
          </table:table-cell>
          <table:table-cell table:formula="of:=SIN([.A46]*PI()/180)" office:value-type="float" office:value="-0.642787609686539">
            <text:p>-0,64</text:p>
          </table:table-cell>
          <table:table-cell office:value-type="string">
            <text:p>!byte</text:p>
          </table:table-cell>
          <table:table-cell table:style-name="ce1" table:formula="of:=[.B46]*56" office:value-type="float" office:value="-35.9961061424462">
            <text:p>-36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6]+5" office:value-type="float" office:value="225">
            <text:p>225</text:p>
          </table:table-cell>
          <table:table-cell table:formula="of:=SIN([.A47]*PI()/180)" office:value-type="float" office:value="-0.707106781186547">
            <text:p>-0,71</text:p>
          </table:table-cell>
          <table:table-cell office:value-type="string">
            <text:p>!byte</text:p>
          </table:table-cell>
          <table:table-cell table:style-name="ce1" table:formula="of:=[.B47]*56" office:value-type="float" office:value="-39.5979797464467">
            <text:p>-40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7]+5" office:value-type="float" office:value="230">
            <text:p>230</text:p>
          </table:table-cell>
          <table:table-cell table:formula="of:=SIN([.A48]*PI()/180)" office:value-type="float" office:value="-0.766044443118978">
            <text:p>-0,77</text:p>
          </table:table-cell>
          <table:table-cell office:value-type="string">
            <text:p>!byte</text:p>
          </table:table-cell>
          <table:table-cell table:style-name="ce1" table:formula="of:=[.B48]*56" office:value-type="float" office:value="-42.8984888146628">
            <text:p>-43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8]+5" office:value-type="float" office:value="235">
            <text:p>235</text:p>
          </table:table-cell>
          <table:table-cell table:formula="of:=SIN([.A49]*PI()/180)" office:value-type="float" office:value="-0.819152044288992">
            <text:p>-0,82</text:p>
          </table:table-cell>
          <table:table-cell office:value-type="string">
            <text:p>!byte</text:p>
          </table:table-cell>
          <table:table-cell table:style-name="ce1" table:formula="of:=[.B49]*56" office:value-type="float" office:value="-45.8725144801835">
            <text:p>-46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formula="of:=[.A49]+4.3" office:value-type="float" office:value="239.3">
            <text:p>239,3</text:p>
          </table:table-cell>
          <table:table-cell table:formula="of:=SIN([.A50]*PI()/180)" office:value-type="float" office:value="-0.859852271596874">
            <text:p>-0,86</text:p>
          </table:table-cell>
          <table:table-cell office:value-type="string">
            <text:p>!byte</text:p>
          </table:table-cell>
          <table:table-cell table:style-name="ce1" table:formula="of:=[.B50]*56" office:value-type="float" office:value="-48.1517272094249">
            <text:p>-48</text:p>
          </table:table-cell>
          <table:table-cell office:value-type="string">
            <text:p>!byte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office:value-type="string">
            <text:p>!byte</text:p>
          </table:table-cell>
          <table:table-cell table:style-name="ce1"/>
        </table:table-row>
        <table:table-row table:style-name="ro1" table:number-rows-repeated="43">
          <table:table-cell table:number-columns-repeated="3"/>
          <table:table-cell table:style-name="ce1"/>
          <table:table-cell/>
          <table:table-cell table:style-name="ce1"/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654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c0c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10.09.2015</text:date>, <text:time>23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30T01:36:57.80</meta:creation-date>
    <dc:date>2015-09-10T23:16:29.01</dc:date>
    <meta:editing-duration>PT285H39M29S</meta:editing-duration>
    <meta:editing-cycles>9</meta:editing-cycles>
    <meta:generator>OpenOffice.org/3.0$Win32 OpenOffice.org_project/300m15$Build-9379</meta:generator>
    <meta:document-statistic meta:table-count="3" meta:cell-count="275" meta:object-count="0"/>
    <meta:user-defined meta:name="Info 1"/>
    <meta:user-defined meta:name="Info 2"/>
    <meta:user-defined meta:name="Info 3"/>
    <meta:user-defined meta:name="Info 4"/>
  </office:meta>
</office:document-meta>
</file>